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.</text:p>
      <text:p text:style-name="P4">Rested 4 minutes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6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4<text:span text:style-name="T2">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2766533909582525830" text:style-name="L1">
        <text:list-item>
          <text:p text:style-name="P7">3:56.8</text:p>
        </text:list-item>
        <text:list-item>
          <text:p text:style-name="P7">3:53.8</text:p>
        </text:list-item>
        <text:list-item>
          <text:p text:style-name="P7">3:50.8</text:p>
        </text:list-item>
        <text:list-item>
          <text:p text:style-name="P7">3:47.8</text:p>
        </text:list-item>
        <text:list-item>
          <text:p text:style-name="P7">3:45.0</text:p>
        </text:list-item>
        <text:list-item>
          <text:p text:style-name="P7">3:42.2</text:p>
        </text:list-item>
        <text:list-item>
          <text:p text:style-name="P7">3:34.3</text:p>
        </text:list-item>
      </text:list>
      <text:p text:style-name="P6"/>
      <text:p text:style-name="P6">I jogged ½ mile home.</text:p>
      <text:p text:style-name="P6"/>
      <text:p text:style-name="P8">27.3 miles in the last week.</text:p>
      <text:p text:style-name="P6"><text:soft-page-break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6-03T19:29:34.76</dc:date>
    <dc:creator>James Lombardi</dc:creator>
    <meta:editing-duration>PT2H42M2S</meta:editing-duration>
    <meta:editing-cycles>16</meta:editing-cycles>
    <meta:document-statistic meta:table-count="0" meta:image-count="0" meta:object-count="0" meta:page-count="3" meta:paragraph-count="74" meta:word-count="726" meta:character-count="3649"/>
  </office:meta>
</office:document-meta>
</file>